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647</text:p>
          </table:table-cell>
          <table:table-cell office:value-type="string">
            <text:p>公文・２歳からの平仮名</text:p>
            <text:p>「し」「へ」「の」「く」「つ」のたった５文字だけでも結構色々な言葉があるんですねー。言葉と共に、５文字のなぞり練習をしました。</text:p>
          </table:table-cell>
          <table:table-cell office:value-type="string">
            <text:p>サイト「将棋ルール．ｃｏｍ」</text:p>
            <text:p>入玉した場合のルール</text:p>
          </table:table-cell>
          <table:table-cell office:value-type="string">
            <text:p>サイト「ゼロから始める将棋研究所」</text:p>
            <text:p>駒の並べ方にも作法が。しっかり身に付けて礼儀正しく強くなっていこう。</text:p>
          </table:table-cell>
          <table:table-cell office:value-type="string">
            <text:p>練習局面課題演習　Ｂｏｎａｎｚａ４　レベル１　１周目　第１問</text:p>
            <text:p>０．０００７４％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648</text:p>
          </table:table-cell>
          <table:table-cell table:style-name="ce1" office:value-type="string">
            <text:p>公文・２歳からの数字</text:p>
            <text:p>１～１０までの道辿り。題材はウサギでした。１～１０までが出揃った！でも、他の教材でもどんどん勉強していくのでしばらくは１～１０を覚える作業が続きそうです。</text:p>
          </table:table-cell>
          <table:table-cell table:style-name="ce1" office:value-type="string">
            <text:p>サイト「ゼロから始める将棋研究所」</text:p>
            <text:p>将棋の始め方</text:p>
          </table:table-cell>
          <table:table-cell table:style-name="ce1" office:value-type="string">
            <text:p>サイト「ゼロから始める将棋研究所」</text:p>
            <text:p>デジタル世界では最初から駒が並んでいるので楽ですね。盤上で指す習慣も身に付けて、しっかり駒を並べられるようにした方がいいかもしれませんね。</text:p>
          </table:table-cell>
          <table:table-cell table:style-name="ce1" office:value-type="string">
            <text:p>練習局面課題演習　Ｂｏｎａｎｚａ５　レベル１　１周目　第１問</text:p>
            <text:p>０．０００７４％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649</text:p>
          </table:table-cell>
          <table:table-cell office:value-type="string">
            <text:p>公文・２歳からの数字</text:p>
            <text:p>１～１０までの点繋ぎ。題材はバスでしたー。</text:p>
          </table:table-cell>
          <table:table-cell office:value-type="string">
            <text:p>日本将棋連盟「将棋の基礎知識」</text:p>
            <text:p>将棋は二人で行うゲーム</text:p>
          </table:table-cell>
          <table:table-cell office:value-type="string">
            <text:p>サイト「ゼロから始める将棋研究所」</text:p>
            <text:p>将棋はターン制。ドラクエみたいで面白いですね。ということで、二人が順に行動するので先攻と後攻を決めなければならない。</text:p>
          </table:table-cell>
          <table:table-cell office:value-type="string">
            <text:p>練習局面課題演習　Ｂｏｎａｎｚａ６　レベル１　１周目　第１問</text:p>
            <text:p>０．０００７４％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650</text:p>
          </table:table-cell>
          <table:table-cell table:style-name="ce1" office:value-type="string">
            <text:p>公文・２歳からの平仮名</text:p>
            <text:p>これまで出てきた５文字の平仮名、引き続き言葉を用いて書き取り練習をしながら復習していきます。色々な知識や考え方を身に付けた後に演習をすると理解が深まりますね。復習を忘れずに今後も進めていきたいと思います。</text:p>
          </table:table-cell>
          <table:table-cell table:style-name="ce1" office:value-type="string">
            <text:p>日本将棋連盟「将棋の基礎知識」</text:p>
            <text:p>将棋は盤駒を使って行う</text:p>
          </table:table-cell>
          <table:table-cell table:style-name="ce1" office:value-type="string">
            <text:p>サイト「ゼロから始める将棋研究所」</text:p>
            <text:p>先攻のプレーヤーを「先手」、後攻のプレーヤーを「後手」という。</text:p>
          </table:table-cell>
          <table:table-cell table:style-name="ce1" office:value-type="string">
            <text:p>練習局面課題演習　激指１５　指導対局　渡部愛　６級　１周目　第１問</text:p>
            <text:p>０．０００７４％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5</text:p>
          </table:table-cell>
          <table:table-cell table:style-name="ce1" office:value-type="string">
            <text:p>651</text:p>
          </table:table-cell>
          <table:table-cell table:style-name="ce1" office:value-type="string">
            <text:p>公文・２歳からの数字</text:p>
            <text:p>数字の読みのまとめ。１から５までを順に読みながら数字シールを貼る作業でした。</text:p>
          </table:table-cell>
          <table:table-cell table:style-name="ce1" office:value-type="string">
            <text:p>日本将棋連盟「将棋の基礎知識」</text:p>
            <text:p>将棋は二人の対局者が交互に指す</text:p>
          </table:table-cell>
          <table:table-cell table:style-name="ce1" office:value-type="string">
            <text:p>サイト「ゼロから始める将棋研究所」</text:p>
            <text:p>順番が決まったら挨拶をしてゲーム開始！将棋では試合の事を「対局」という。覚えるべき専門用語も結構ありますね。</text:p>
          </table:table-cell>
          <table:table-cell table:style-name="ce1" office:value-type="string">
            <text:p>練習局面課題演習　技巧２　レベル１　１周目　第１問</text:p>
            <text:p>０．０００７４％　－４０４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652</text:p>
          </table:table-cell>
          <table:table-cell table:style-name="ce1" office:value-type="string">
            <text:p>公文・２歳からの平仮名</text:p>
            <text:p>まだまだ５文字の復習が続きます。</text:p>
          </table:table-cell>
          <table:table-cell table:style-name="ce1" office:value-type="string">
            <text:p>日本将棋連盟「将棋の基礎知識」</text:p>
            <text:p>駒の並べ方・マス目の符号</text:p>
          </table:table-cell>
          <table:table-cell table:style-name="ce1" office:value-type="string">
            <text:p>サイト「ゼロから始める将棋研究所」</text:p>
            <text:p>先手・後手は振り駒で決めるのが正式なやり方。ジャンケンでも決めれる。</text:p>
          </table:table-cell>
          <table:table-cell table:style-name="ce1" office:value-type="string">
            <text:p>練習局面課題演習　技巧２　レベル２　１周目　第１問</text:p>
            <text:p>０．０００７５％　－４０４１　５７級　たまご</text:p>
            <text:p>達成率アップ！</text:p>
            <text:p>将棋の１局を遊ぶ流れをざっと把握しましたね。駒を並べて順番を決めて挨拶して交互に指して、玉を捕まえて終わり。この対局の中に高度な頭脳勝負が盛り込まれているので面白いですよねー。</text:p>
          </table:table-cell>
          <table:table-cell table:style-name="ce1" table:number-columns-repeated="17"/>
          <table:table-cell table:number-columns-repeated="1000"/>
        </table:table-row>
        <table:table-row table:style-name="ro6">
          <table:table-cell table:style-name="ce1"/>
          <table:table-cell table:style-name="ce1" office:value-type="string">
            <text:p>7</text:p>
          </table:table-cell>
          <table:table-cell table:style-name="ce1" office:value-type="string">
            <text:p>653</text:p>
          </table:table-cell>
          <table:table-cell table:style-name="ce1" office:value-type="string">
            <text:p>公文・２歳からの数字</text:p>
            <text:p>６～１０までの読みの復習～。</text:p>
          </table:table-cell>
          <table:table-cell table:style-name="ce1" office:value-type="string">
            <text:p>日本将棋連盟「将棋の基礎知識」</text:p>
            <text:p>取る・打つ・成る</text:p>
          </table:table-cell>
          <table:table-cell table:style-name="ce1" office:value-type="string">
            <text:p>サイト「ゼロから始める将棋研究所」</text:p>
            <text:p>順番が決まったら、いよいよ対局開始！</text:p>
          </table:table-cell>
          <table:table-cell table:style-name="ce1" office:value-type="string">
            <text:p>練習局面課題演習　技巧２　レベル３　１周目　第１問</text:p>
            <text:p>０．０００７５％　－４０４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8</text:p>
          </table:table-cell>
          <table:table-cell table:style-name="ce1" office:value-type="string">
            <text:p>654</text:p>
          </table:table-cell>
          <table:table-cell office:value-type="string">
            <text:p>公文・２歳からの平仮名</text:p>
            <text:p>新しい平仮名の学習に入ります。続いての平仮名は「て」</text:p>
            <text:p>手・手紙・手袋・手ぬぐい・鉄棒</text:p>
            <text:p>手関連が多いなあｗｗｗ</text:p>
          </table:table-cell>
          <table:table-cell office:value-type="string">
            <text:p>日本将棋連盟「将棋の基礎知識」</text:p>
            <text:p>駒の動かし方</text:p>
          </table:table-cell>
          <table:table-cell office:value-type="string">
            <text:p>サイト「ゼロから始める将棋研究所」</text:p>
            <text:p>将棋は二人が順番に行動することによって進行。自分の番の事を「手番」と呼ぶ。そして、自分の手番では「駒を動かす」または「駒を打つ」のどちらかの行動をとらないといけない。ＣａｎというよりＭｕｓｔですね。</text:p>
          </table:table-cell>
          <table:table-cell office:value-type="string">
            <text:p>練習局面課題演習　技巧２　レベル４　１周目　第１問</text:p>
            <text:p>０．０００７５％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655</text:p>
          </table:table-cell>
          <table:table-cell table:style-name="ce1" office:value-type="string">
            <text:p>公文・２歳からの数字</text:p>
            <text:p>前回は１～５と６～１０に分けて読みと数値の並び順を確認してきましたが、今回は１～１０まで通しで読みと位置関係の確認です。</text:p>
          </table:table-cell>
          <table:table-cell table:style-name="ce1" office:value-type="string">
            <text:p>日本将棋連盟「将棋の基礎知識」</text:p>
            <text:p>決着の付け方・王手と詰み</text:p>
          </table:table-cell>
          <table:table-cell table:style-name="ce1" office:value-type="string">
            <text:p>サイト「ゼロから始める将棋研究所」</text:p>
            <text:p>自分の番で出来る事１：盤上の自分の駒を動かす</text:p>
          </table:table-cell>
          <table:table-cell table:style-name="ce1" office:value-type="string">
            <text:p>練習局面課題演習　技巧２　レベル５　１周目　第１問</text:p>
            <text:p>０．０００７５％　－４０４１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0</text:p>
          </table:table-cell>
          <table:table-cell table:style-name="ce1" office:value-type="string">
            <text:p>656</text:p>
          </table:table-cell>
          <table:table-cell table:style-name="ce1" office:value-type="string">
            <text:p>公文・２歳からの平仮名</text:p>
            <text:p>お馴染み、９文字の中から「て」を全て探す問題。</text:p>
          </table:table-cell>
          <table:table-cell table:style-name="ce1" office:value-type="string">
            <text:p>日本将棋連盟「将棋の基礎知識」</text:p>
            <text:p>反則について</text:p>
          </table:table-cell>
          <table:table-cell table:style-name="ce1" office:value-type="string">
            <text:p>サイト「ゼロから始める将棋研究所」</text:p>
            <text:p>自分の番で出来る事２：自分の駒台にある駒を盤上に打つ</text:p>
          </table:table-cell>
          <table:table-cell table:style-name="ce3" office:value-type="string">
            <text:p>練習局面課題演習　金沢将棋３００　レベル８１　１周目　第１問</text:p>
            <text:p>０．０００７５％　－４０４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1</text:p>
          </table:table-cell>
          <table:table-cell table:style-name="ce1" office:value-type="string">
            <text:p>657</text:p>
          </table:table-cell>
          <table:table-cell table:style-name="ce3" office:value-type="string">
            <text:p>公文・２歳からの数字</text:p>
            <text:p>１～１０のまとめが続きます。さて、次は何をやるのかな？？？</text:p>
          </table:table-cell>
          <table:table-cell table:style-name="ce1" office:value-type="string">
            <text:p>日本将棋連盟「将棋の基礎知識」</text:p>
            <text:p>実際に指してみる方法・平手と駒落ち</text:p>
          </table:table-cell>
          <table:table-cell table:style-name="ce1" office:value-type="string">
            <text:p>サイト「ゼロから始める将棋研究所」</text:p>
            <text:p>盤上の自分の駒を動かす、とは、盤上に置かれている多数の自分の駒の中から１枚選んでそれを決められた動かし方に従って動かすこと。</text:p>
          </table:table-cell>
          <table:table-cell table:style-name="ce1" office:value-type="string">
            <text:p>練習局面課題演習　金沢将棋３００　レベル８２　１周目　第１問</text:p>
            <text:p>０．０００７５％　－４０４１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2</text:p>
          </table:table-cell>
          <table:table-cell table:style-name="ce1" office:value-type="string">
            <text:p>658</text:p>
          </table:table-cell>
          <table:table-cell table:style-name="ce1" office:value-type="string">
            <text:p>公文・２歳からの平仮名</text:p>
            <text:p>絵と言葉の対応付け、「て」の付く言葉編。</text:p>
          </table:table-cell>
          <table:table-cell table:style-name="ce1" office:value-type="string">
            <text:p>日本将棋連盟「将棋の基礎知識」</text:p>
            <text:p>プロ棋界</text:p>
          </table:table-cell>
          <table:table-cell table:style-name="ce1" office:value-type="string">
            <text:p>サイト「ゼロから始める将棋研究所」</text:p>
            <text:p>駒を動かす事を「指す」という。</text:p>
          </table:table-cell>
          <table:table-cell table:style-name="ce1" office:value-type="string">
            <text:p>練習局面課題演習　金沢将棋３００　レベル８３　１周目　第１問</text:p>
            <text:p>０．０００７５％　－４０４１　５７級　たまご</text:p>
          </table:table-cell>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number-rows-repeated="154">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05">2022/07/05</text:date>, <text:time>00:46: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0DT3H48M12S</meta:editing-duration>
    <meta:editing-cycles>189</meta:editing-cycles>
    <meta:generator>OpenOffice/4.1.6$Win32 OpenOffice.org_project/416m1$Build-9790</meta:generator>
    <dc:date>2022-07-05T00:46:05.25</dc:date>
    <meta:document-statistic meta:table-count="1" meta:cell-count="78" meta:object-count="0"/>
    <meta:user-defined meta:name="Info 1"/>
    <meta:user-defined meta:name="Info 2"/>
    <meta:user-defined meta:name="Info 3"/>
    <meta:user-defined meta:name="Info 4"/>
  </office:meta>
</office:document-meta>
</file>